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9-3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6-25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3-25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2-23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8-2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7-29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6-24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5-30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4-25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3-2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2-26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1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2-2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1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0-30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9-29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8-25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7-2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6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5-25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4-25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3-28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2-24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1-25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2-2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1-29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0-25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4R</text:p>
          </table:table-cell>
          <table:table-cell office:value-type="string" calcext:value-type="string">
            <text:p>Concord, NH Overburden Well 4, Shallow Couplet Member Replacement</text:p>
          </table:table-cell>
          <table:table-cell office:value-type="string" calcext:value-type="string">
            <text:p>2022-10-06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852" meta:object-count="0"/>
    <meta:user-defined meta:name="AppVersion">3.0</meta:user-defined>
  </office:meta>
</office:document-meta>
</file>